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officeooo:rsid="001e135c" officeooo:paragraph-rsid="001e135c" style:font-size-asian="30pt" style:font-size-complex="30pt"/>
    </style:style>
    <style:style style:name="P2" style:family="paragraph" style:parent-style-name="Standard">
      <style:paragraph-properties fo:text-align="start" style:justify-single-word="false"/>
      <style:text-properties fo:font-size="30pt" officeooo:rsid="001e135c" officeooo:paragraph-rsid="001e135c" style:font-size-asian="30pt" style:font-size-complex="30pt"/>
    </style:style>
    <style:style style:name="P3" style:family="paragraph" style:parent-style-name="Standard">
      <style:paragraph-properties fo:text-align="start" style:justify-single-word="false"/>
      <style:text-properties fo:font-size="10pt" officeooo:rsid="001e135c" officeooo:paragraph-rsid="001e135c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e135c" officeooo:paragraph-rsid="002092a1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officeooo:paragraph-rsid="001f1488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pt" fo:font-weight="normal" officeooo:rsid="002092a1" officeooo:paragraph-rsid="002092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officeooo:rsid="00225b28" officeooo:paragraph-rsid="00225b2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249e41" officeooo:paragraph-rsid="00249e41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0pt" fo:font-weight="normal" officeooo:rsid="00249e41" officeooo:paragraph-rsid="00249e4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f1488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0pt" officeooo:rsid="001e135c" officeooo:paragraph-rsid="001e135c" style:font-size-asian="8.75pt" style:font-size-complex="10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0pt" officeooo:rsid="001e135c" officeooo:paragraph-rsid="001e135c" style:font-size-asian="8.75pt" style:font-size-complex="10pt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0pt" fo:font-weight="normal" officeooo:rsid="002092a1" officeooo:paragraph-rsid="002092a1" style:font-size-asian="10pt" style:font-weight-asian="normal" style:font-size-complex="10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0pt" fo:font-weight="normal" officeooo:rsid="002092a1" officeooo:paragraph-rsid="002092a1" style:font-size-asian="10pt" style:font-weight-asian="normal" style:font-size-complex="10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0pt" fo:font-weight="normal" officeooo:rsid="00225b28" officeooo:paragraph-rsid="00225b28" style:font-size-asian="10pt" style:font-weight-asian="normal" style:font-size-complex="10pt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0pt" fo:font-weight="normal" officeooo:rsid="00225b28" officeooo:paragraph-rsid="00249e41" style:font-size-asian="10pt" style:font-weight-asian="normal" style:font-size-complex="10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size="10pt" fo:font-weight="normal" officeooo:rsid="00225b28" officeooo:paragraph-rsid="00225b28" style:font-size-asian="10pt" style:font-weight-asian="normal" style:font-size-complex="10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10pt" fo:font-weight="normal" officeooo:rsid="00249e41" officeooo:paragraph-rsid="00249e41" style:font-size-asian="10pt" style:font-weight-asian="normal" style:font-size-complex="10pt" style:font-weight-complex="normal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text-properties fo:font-size="10pt" fo:font-weight="normal" officeooo:paragraph-rsid="00249e41" style:font-size-asian="10pt" style:font-weight-asian="normal" style:font-size-complex="10pt" style:font-weight-complex="normal"/>
    </style:style>
    <style:style style:name="P21" style:family="paragraph" style:parent-style-name="Text_20_body">
      <style:text-properties fo:font-size="10pt" fo:font-weight="normal" officeooo:paragraph-rsid="00249e41" style:font-size-asian="10pt" style:font-weight-asian="normal" style:font-size-complex="10pt" style:font-weight-complex="normal"/>
    </style:style>
    <style:style style:name="P22" style:family="paragraph" style:parent-style-name="Text_20_body">
      <style:text-properties fo:font-size="10pt" fo:font-weight="normal" officeooo:rsid="00264497" officeooo:paragraph-rsid="00264497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0pt" fo:font-weight="normal" officeooo:rsid="00264497" officeooo:paragraph-rsid="00264497" style:font-size-asian="10pt" style:font-weight-asian="normal" style:font-size-complex="10pt" style:font-weight-complex="normal"/>
    </style:style>
    <style:style style:name="P24" style:family="paragraph" style:parent-style-name="Text_20_body" style:list-style-name="L8">
      <style:paragraph-properties fo:text-align="start" style:justify-single-word="false"/>
      <style:text-properties fo:font-size="10pt" fo:font-weight="normal" officeooo:rsid="00264497" officeooo:paragraph-rsid="00264497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0pt" fo:font-weight="normal" officeooo:rsid="00271f18" officeooo:paragraph-rsid="00271f18" style:font-size-asian="10pt" style:font-weight-asian="normal" style:font-size-complex="10pt" style:font-weight-complex="normal"/>
    </style:style>
    <style:style style:name="P26" style:family="paragraph" style:parent-style-name="Text_20_body" style:list-style-name="L9">
      <style:paragraph-properties fo:text-align="start" style:justify-single-word="false"/>
      <style:text-properties fo:font-size="10pt" fo:font-weight="normal" officeooo:rsid="00271f18" officeooo:paragraph-rsid="00271f18" style:font-size-asian="10pt" style:font-weight-asian="normal" style:font-size-complex="10pt" style:font-weight-complex="normal"/>
    </style:style>
    <style:style style:name="P27" style:family="paragraph" style:parent-style-name="Text_20_body" style:list-style-name="L10">
      <style:paragraph-properties fo:text-align="start" style:justify-single-word="false"/>
      <style:text-properties fo:font-size="10pt" fo:font-weight="normal" officeooo:rsid="0029509d" officeooo:paragraph-rsid="0029509d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0pt" fo:font-weight="normal" officeooo:rsid="0029509d" officeooo:paragraph-rsid="0029509d" style:font-size-asian="10pt" style:font-weight-asian="normal" style:font-size-complex="10pt" style:font-weight-complex="normal"/>
    </style:style>
    <style:style style:name="P29" style:family="paragraph" style:parent-style-name="Text_20_body" style:list-style-name="L10">
      <style:paragraph-properties fo:text-align="start" style:justify-single-word="false"/>
      <style:text-properties fo:font-size="10pt" fo:font-weight="normal" officeooo:rsid="0029ac15" officeooo:paragraph-rsid="0029ac15" style:font-size-asian="10pt" style:font-weight-asian="normal" style:font-size-complex="10pt" style:font-weight-complex="normal"/>
    </style:style>
    <style:style style:name="P30" style:family="paragraph" style:parent-style-name="Text_20_body" style:list-style-name="L10">
      <style:paragraph-properties fo:text-align="start" style:justify-single-word="false"/>
      <style:text-properties fo:font-size="10pt" fo:font-weight="normal" officeooo:rsid="002a402e" officeooo:paragraph-rsid="002b9074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0pt" fo:font-weight="normal" officeooo:rsid="002a402e" officeooo:paragraph-rsid="002b9074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0pt" fo:font-weight="normal" officeooo:rsid="002b9074" officeooo:paragraph-rsid="002b9074" style:font-size-asian="10pt" style:font-weight-asian="normal" style:font-size-complex="10pt" style:font-weight-complex="normal"/>
    </style:style>
    <style:style style:name="P33" style:family="paragraph" style:parent-style-name="Text_20_body" style:list-style-name="L12">
      <style:paragraph-properties fo:text-align="start" style:justify-single-word="false"/>
      <style:text-properties fo:font-size="10pt" fo:font-weight="normal" officeooo:rsid="002b9074" officeooo:paragraph-rsid="002b9074" style:font-size-asian="10pt" style:font-weight-asian="normal" style:font-size-complex="10pt" style:font-weight-complex="normal"/>
    </style:style>
    <style:style style:name="P34" style:family="paragraph" style:parent-style-name="Text_20_body" style:list-style-name="L12">
      <style:paragraph-properties fo:text-align="start" style:justify-single-word="false"/>
      <style:text-properties fo:font-size="10pt" fo:font-weight="normal" officeooo:rsid="002be771" officeooo:paragraph-rsid="002be771" style:font-size-asian="10pt" style:font-weight-asian="normal" style:font-size-complex="10pt" style:font-weight-complex="normal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01f1488" style:font-size-asian="10pt" style:font-weight-asian="normal" style:font-size-complex="10pt" style:font-weight-complex="normal"/>
    </style:style>
    <style:style style:name="T3" style:family="text">
      <style:text-properties fo:font-size="10pt" fo:font-weight="normal" officeooo:rsid="001e135c" style:font-size-asian="8.75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49e41"/>
    </style:style>
    <style:style style:name="T6" style:family="text">
      <style:text-properties officeooo:rsid="002b907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3.29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4.54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5.79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7.04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8.29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9.54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10.79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2.04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3.29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4.547cm" text:min-label-width="0.499cm"/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de prueba Pipex</text:p>
      <text:p text:style-name="P2"/>
      <text:list xml:id="list208245974" text:style-name="L1">
        <text:list-item>
          <text:p text:style-name="P11">Comando simple con redirección de entrada y salida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"/>
                          <text:list>
                            <text:list-item>
                              <text:list>
                                <text:list-header>
                                  <text:p text:style-name="P11">&lt; infile cat | grep hola &gt; outfile</text:p>
                                  <text:p text:style-name="P11">./pipex infile "cat" "grep hola" outfile</text:p>
                                </text:list-header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15650651326731" text:continue-numbering="true" text:style-name="L1">
        <text:list-item>
          <text:p text:style-name="P11">Conteo de líneas</text:p>
          <text:p text:style-name="P11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1">&lt; infile cat | grep hola &gt; outfile</text:p>
                                  <text:p text:style-name="P11">./pipex infile "cat" "grep hola" outfile</text:p>
                                  <text:p text:style-name="P11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115652415117925" text:continue-numbering="true" text:style-name="L1">
        <text:list-item>
          <text:p text:style-name="P11">Conversión a mayúsculas con tr</text:p>
        </text:list-item>
      </text:list>
      <text:p text:style-name="P3"/>
      <text:p text:style-name="P3"><text:tab/><text:tab/><text:tab/><text:tab/>&lt; infile cat | tr 'a-z' 'A-Z' &gt; outfile</text:p>
      <text:p text:style-name="P3"><text:tab/><text:tab/><text:tab/><text:tab/>./pipex infile "cat" "tr 'a-z' 'A-Z'" outfile</text:p>
      <text:p text:style-name="P3"/>
      <text:list xml:id="list591520652" text:style-name="L2">
        <text:list-item>
          <text:p text:style-name="P12">Comando no existente</text:p>
        </text:list-item>
      </text:list>
      <text:p text:style-name="P4"><text:tab/><text:tab/><text:tab/><text:tab/></text:p>
      <text:p text:style-name="P4"><text:tab/><text:tab/><text:tab/><text:tab/>echo "hola" &gt; infile.txt</text:p>
      <text:p text:style-name="P4"><text:tab/><text:tab/><text:tab/><text:tab/>&lt; infile.txt cat | noexist &gt; outfile.txt</text:p>
      <text:p text:style-name="P4"><text:tab/><text:tab/><text:tab/><text:tab/>./pipex infile.txt "cat" "noexist" outfile.txt<text:line-break/><text:tab/><text:tab/><text:tab/><text:tab/></text:p>
      <text:p text:style-name="P10"><text:span text:style-name="T3"><text:tab/><text:tab/><text:tab/><text:tab/></text:span><text:span text:style-name="T1">Tu programa </text:span><text:span text:style-name="Strong_20_Emphasis"><text:span text:style-name="T1">no puede imitar el formato exacto del shell</text:span></text:span><text:span text:style-name="T1">, porqu</text:span><text:span text:style-name="T2">e</text:span></text:p>
      <text:p text:style-name="P10"><text:span text:style-name="T1">Bash/zsh muestran errores </text:span><text:span text:style-name="Strong_20_Emphasis"><text:span text:style-name="T1">antes</text:span></text:span><text:span text:style-name="T1"> de ejecutar los comandos, mientras que tú los detectas en tiempo de ejecución.</text:span></text:p>
      <text:p text:style-name="P10"><text:span text:style-name="T1">Bash/zsh no usan </text:span><text:span text:style-name="Source_20_Text"><text:span text:style-name="T1">perror()</text:span></text:span><text:span text:style-name="T1"> sino que construyen el mensaje manualmente.</text:span></text:p>
      <text:p text:style-name="P5"/>
      <text:p text:style-name="P5"/>
      <text:list xml:id="list548706460" text:style-name="L3">
        <text:list-item>
          <text:p text:style-name="P13">Archivo no existe</text:p>
        </text:list-item>
      </text:list>
      <text:p text:style-name="P6"/>
      <text:p text:style-name="P6"><text:tab/><text:tab/><text:tab/><text:tab/>&lt; nofile.txt cat | wc -l outfile.txt &gt;</text:p>
      <text:p text:style-name="P6"><text:tab/><text:tab/><text:tab/><text:tab/>./pipex nofile.txt "cat" "wc -l" outfile.txt</text:p>
      <text:p text:style-name="P6"/>
      <text:list xml:id="list2947700175" text:style-name="L4">
        <text:list-item>
          <text:p text:style-name="P14">Error archivo de salida sin permisos</text:p>
        </text:list-item>
      </text:list>
      <text:p text:style-name="P6"/>
      <text:p text:style-name="P6"><text:tab/><text:tab/><text:tab/><text:tab/>echo "hola" &gt; infile.txt</text:p>
      <text:p text:style-name="P6"><text:tab/><text:tab/><text:tab/><text:tab/>touch outfile.txt</text:p>
      <text:p text:style-name="P6"><text:tab/><text:tab/><text:tab/><text:tab/>chmod 000 outfile.txt</text:p>
      <text:p text:style-name="P6"><text:tab/><text:tab/><text:tab/><text:tab/>&lt; infile.txt cat | wc -l <text:s/>&gt; outfile.txt</text:p>
      <text:p text:style-name="P6"><text:tab/><text:tab/><text:tab/><text:tab/>./pipex infile.txt "cat" "wc -l" outfile.txt</text:p>
      <text:p text:style-name="P6"/>
      <text:list xml:id="list578172441" text:style-name="L5">
        <text:list-item>
          <text:p text:style-name="P15">Error pocos argumentos</text:p>
        </text:list-item>
      </text:list>
      <text:p text:style-name="P7"/>
      <text:p text:style-name="P7"><text:tab/><text:tab/><text:tab/><text:tab/>./pipex infile.txt "cat"</text:p>
      <text:p text:style-name="P7"/>
      <text:list xml:id="list1663623782" text:style-name="L6">
        <text:list-item>
          <text:p text:style-name="P16">Primer comando sin permisos (ej: Un <text:s/>script sin ejecución)<text:line-break/><text:line-break/> <text:tab/><text:tab/><text:tab/>echo 'echo hola' &gt; script.sh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6">chmod 644 script.sh</text:p>
                                  <text:p text:style-name="P17">./pipex infile.txt "./script.sh" "wc -l" outfile.txt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15651767147862" text:continue-numbering="true" text:style-name="L6">
        <text:list-item>
          <text:p text:style-name="P18"><text:soft-page-break/>Error de permisos de archivos de entrada.<text:line-break/></text:p>
        </text:list-item>
      </text:list>
      <text:p text:style-name="P8"><text:tab/><text:tab/><text:tab/><text:tab/>echo "hola" &gt; secret.txt</text:p>
      <text:p text:style-name="P8"><text:tab/><text:tab/><text:tab/><text:tab/>chmod 000 secret.txt</text:p>
      <text:p text:style-name="P8"><text:tab/><text:tab/><text:tab/><text:tab/>./pipex secret.txt "cat" "wc -l" outfile.txt</text:p>
      <text:p text:style-name="P8"/>
      <text:p text:style-name="P8"><text:tab/><text:tab/><text:tab/><text:tab/>mv secret.txt input.txt</text:p>
      <text:p text:style-name="P8"><text:tab/><text:tab/><text:tab/><text:tab/>chmod 000 input.txt</text:p>
      <text:p text:style-name="P8"><text:tab/><text:tab/><text:tab/><text:tab/>./pipex input.txt "cat" "wc -l" outfile.txt</text:p>
      <text:p text:style-name="P8"/>
      <text:p text:style-name="P9"><text:span text:style-name="Strong_20_Emphasis"><text:span text:style-name="T4"><text:tab/><text:tab/>Bash imprime dos líneas de error</text:span></text:span> porque:</text:p>
      <text:list xml:id="list2229463606" text:style-name="L7">
        <text:list-item>
          <text:p text:style-name="P19"><text:span text:style-name="T1">Tiene su </text:span><text:span text:style-name="Strong_20_Emphasis"><text:span text:style-name="T1">propia lógica de manejo de errores</text:span></text:span><text:span text:style-name="T1">.</text:span></text:p>
        </text:list-item>
        <text:list-item>
          <text:p text:style-name="P19"><text:span text:style-name="T1">Puede imprimir </text:span><text:span text:style-name="Strong_20_Emphasis"><text:span text:style-name="T1">un mensaje de error interno</text:span></text:span><text:span text:style-name="T1"> (por ejemplo, si no encuentra el binario).</text:span></text:p>
        </text:list-item>
        <text:list-item>
          <text:p text:style-name="P19"><text:span text:style-name="T1">Luego, si logra ejecutar algo (como tu programa), ese </text:span><text:span text:style-name="Strong_20_Emphasis"><text:span text:style-name="T1">proceso puede imprimir su propio error</text:span></text:span><text:span text:style-name="T1">, creando así </text:span><text:span text:style-name="Strong_20_Emphasis"><text:span text:style-name="T1">dos líneas</text:span></text:span><text:span text:style-name="T1">.</text:span></text:p>
        </text:list-item>
        <text:list-item>
          <text:p text:style-name="P20"><text:span text:style-name="T5">Nosotros solo imprimimos lo que explícitamente especificamos antes de exit.</text:span></text:p>
        </text:list-item>
      </text:list>
      <text:p text:style-name="P21"/>
      <text:p text:style-name="P21"/>
      <text:p text:style-name="P22">Casos funcionales básicos.</text:p>
      <text:list xml:id="list96944424" text:style-name="L8">
        <text:list-item>
          <text:p text:style-name="P24">./pipex infile "cat" "wc -l" outfile <text:s text:c="2"/>// &lt; infile cat | wc -l <text:s/>&gt; outfile </text:p>
        </text:list-item>
        <text:list-item>
          <text:p text:style-name="P24">./pipex infile "grep hola" "wc -c" outfile <text:s/>// <text:s/>&lt; infile grep hola | wc -c &gt; outfile</text:p>
        </text:list-item>
        <text:list-item>
          <text:p text:style-name="P24">./pipex infile "sort" "uniq" outfile <text:s text:c="2"/>// <text:s/>&lt; infile sort | uniq &gt; outfile</text:p>
        </text:list-item>
        <text:list-item>
          <text:p text:style-name="P24">./pipex infile "tr a-z A-Z" "rev" outfile // <text:s/>&lt; infile tr a-z A-Z | rev &gt; outfile</text:p>
        </text:list-item>
      </text:list>
      <text:p text:style-name="P23"/>
      <text:p text:style-name="P25">Comandos inválidos.</text:p>
      <text:list xml:id="list2965679314" text:style-name="L9">
        <text:list-item>
          <text:p text:style-name="P26">Comando 1: <text:s text:c="2"/>./pipex infile "no_such_command" "wc -l" outfile <text:s/>// <text:s/>&lt; infile no_such_command | wc -l &gt; outfile</text:p>
        </text:list-item>
        <text:list-item>
          <text:p text:style-name="P26">Comando 2: <text:s text:c="2"/>./pipex infile "cat" "badcmd" outfile <text:s text:c="3"/>// <text:s/>./pipex infile "cat" "badcmd" outfile</text:p>
        </text:list-item>
      </text:list>
      <text:p text:style-name="P25"/>
      <text:p text:style-name="P25">Archivos problemáticos.</text:p>
      <text:list xml:id="list2944624975" text:style-name="L10">
        <text:list-item>
          <text:p text:style-name="P27">Infile no existe: <text:s text:c="2"/>./pipex does_not_exist "cat" "wc -l" outfile <text:s/>// <text:s/>&lt; does_not_exist cat | wc -l &gt; outfile</text:p>
        </text:list-item>
        <text:list-item>
          <text:p text:style-name="P27">Infile no permisos: <text:s text:c="2"/>touch secret.txt &amp;&amp; chmod 000 secret.tx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7">./pipex secret.txt "cat" "wc" outfile <text:s/>// <text:s/>&lt; secret.txt cat | wc &gt; outfile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">Outfile no permisos: <text:s text:c="2"/>touch protected.txt &amp;&amp; chmod 000 protected.tx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7"><text:s/>./pipex infile "cat" "wc" protected.txt // <text:s/>&lt; infile cat | wc &gt; protected.txt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15651523995497" text:continue-numbering="true" text:style-name="L10">
        <text:list-item>
          <text:p text:style-name="P29">Múltiples espacios: <text:s text:c="2"/>./pipex infile.txt " <text:s text:c="2"/>cat <text:s text:c="3"/>" " <text:s text:c="3"/>wc <text:s text:c="3"/>-l <text:s text:c="2"/>" outfile.txt <text:s/>// <text:s/>&lt; infile <text:s text:c="3"/>cat <text:s text:c="4"/>| <text:s text:c="4"/>wc <text:s text:c="3"/>-l <text:s text:c="3"/>&gt; outfile</text:p>
        </text:list-item>
        <text:list-item>
          <text:p text:style-name="P30">Infile vacío: <text:s text:c="3"/><text:span text:style-name="T6">Dejar el infile vacio</text:span></text:p>
        </text:list-item>
      </text:list>
      <text:p text:style-name="P31"/>
      <text:p text:style-name="P31"/>
      <text:p text:style-name="P31"/>
      <text:p text:style-name="P32"><text:soft-page-break/>Tests retorno de código:</text:p>
      <text:list xml:id="list940303406" text:style-name="L12">
        <text:list-item>
          <text:p text:style-name="P33">Archivo gigante: <text:s text:c="5"/>yes "linea" | head -n 100000 &gt; infile <text:s/>// <text:s/>./pipex infile "cat" "wc -l" outfile <text:s/>// <text:s/><text:span text:style-name="T5">&lt; infile cat | wc -l &gt; outfile </text:span></text:p>
        </text:list-item>
        <text:list-item>
          <text:p text:style-name="P34">Entrada binaria: <text:s/>head -c 1000 /dev/urandom &gt; binfile <text:s/>// <text:s/>./pipex infile "cat" "wc -c" outfile <text:s/>// <text:s/>&lt; infile cat | wc -c &gt; outfile</text:p>
        </text:list-item>
      </text:list>
      <text:p text:style-name="P7"><text:tab/><text:tab/><text:tab/><text:tab/></text:p>
      <text:p text:style-name="P5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11:08:03.614679694</meta:creation-date>
    <dc:date>2025-07-22T11:56:50.340401893</dc:date>
    <meta:editing-duration>PT2H40M1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67" meta:word-count="565" meta:character-count="3363" meta:non-whitespace-character-count="2710"/>
  </office:meta>
</office:document-meta>
</file>